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した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、なんでこのあたしがトイレを我慢
　しなくちゃならないんだよ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元はと言えば、あの高飛車女が森のアジトへ
　攻めてきたのが全部悪いん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っそー、絶対許さないからなー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ぁ・・・おしっこしたい・・・おしっこした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ヴィスティの言うとおり、こんな所に急にトイレ
　を建てるなんてできないだろう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なると、やっぱり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！　高貴なるダジェルバージ当主とも
　あろう者が岩陰で野ションとか、やっぱり
　ありえない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ぅ・・・トイレ行きたいよぉ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どうしよう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っ　そわそわ・・・っ）</text:p>
          </table:table-cell>
          <table:table-cell table:style-name="ce0" office:value-type="string">
            <text:p>L5 B - Hime Jakla</text:p>
          </table:table-cell>
          <table:table-cell table:style-name="ce0"/>
          <table:table-cell table:style-name="ce0" office:value-type="string">
            <text:p>(*squirm*... *rub*...)</text:p>
          </table:table-cell>
          <table:table-cell table:number-columns-repeated="1020"/>
        </table:table-row>
        <table:table-row>
          <table:table-cell table:style-name="ce0" office:value-type="string">
            <text:p>（とにかく我慢しなきゃ！　きっと2人がいい
　アイディアを出してくれるはず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まで我慢・・・我慢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